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ffeineCacheManager.setCacheNames( @ Nullable Collection &lt; String &gt; cach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ffeineCacheManager.registerCustomCache( String name , com . github . benmanes . caffeine . cache . Cache &lt; Object , Object &gt;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ffeineCacheManager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Manager.doSetCaffeine( Caffeine &lt; Object , Object &gt; cache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ffeineCacheManager.setCaffeineSpec( CaffeineSpec caffeine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Manager.createNativeCaffeineCach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Manager.refreshCommonCach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ffeineCacheManager.setAllowNullValues( boolean allowNull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ffeineCacheManager.isAllowNu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Manager.setCacheSpecification( String cacheSpec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Manager.CaffeineCacheManager( String ... cach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Manager.Caffeine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ffeineCacheManager.setCaffeine( Caffeine &lt; Object , Object &gt; caffe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ffeineCacheManager.adaptCaffeineCache( String name , com . github . benmanes . caffeine . cache . Cache &lt; Object , Object &gt;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Manager.createCaffeine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ffeineCacheManager.setCacheLoader( CacheLoader &lt; Object , Object &gt; cach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ffeineCacheManager.getCach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